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style:font-name="Liberation Serif" fo:font-size="12pt" officeooo:rsid="000e152d" officeooo:paragraph-rsid="000e152d" style:font-size-asian="12pt" style:font-size-complex="12pt"/>
    </style:style>
    <style:style style:name="P3" style:family="paragraph" style:parent-style-name="Heading_20_2" style:master-page-name="Standard">
      <style:paragraph-properties fo:text-align="center" style:justify-single-word="false" style:page-number="auto" fo:padding-left="0.141cm" fo:padding-right="0.141cm" fo:padding-top="0.035cm" fo:padding-bottom="0.035cm" fo:border="0.51pt solid #000000"/>
      <style:text-properties fo:color="#0000cc" fo:font-weight="bold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text-properties fo:font-weight="bold" officeooo:rsid="000f3a51" officeooo:paragraph-rsid="000f3a51" style:font-weight-asian="bold" style:font-weight-complex="bold"/>
    </style:style>
    <style:style style:name="P6" style:family="paragraph" style:parent-style-name="Preformatted_20_Text" style:list-style-name="L1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c9ae9"/>
    </style:style>
    <style:style style:name="T3" style:family="text">
      <style:text-properties officeooo:rsid="000e152d"/>
    </style:style>
    <style:style style:name="T4" style:family="text">
      <style:text-properties officeooo:rsid="000e3a4a"/>
    </style:style>
    <style:style style:name="T5" style:family="text">
      <style:text-properties officeooo:rsid="000ef54b"/>
    </style:style>
    <style:style style:name="T6" style:family="text">
      <style:text-properties officeooo:rsid="000fae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Eje<text:span text:style-name="T5">rcicios</text:span> sobre ficheros <text:span text:style-name="T3">texto I</text:span></text:h>
      <text:p text:style-name="Preformatted_20_Text"/>
      <text:p text:style-name="P2">Crea un fichero en el directorio de ejecución de vuestro proyecto java denominado <text:span text:style-name="T1">datos.txt</text:span> con el contenido que queráis. </text:p>
      <text:p text:style-name="Preformatted_20_Text"/>
      <text:list xml:id="list3507518082" text:style-name="L1">
        <text:list-item>
          <text:p text:style-name="P5">FileDemo – Le<text:span text:style-name="T6">e</text:span> un nombre de un fichero y muestra si existe su nombre, ruta donde se almacena, tamaño y fecha de última modificación. Si el fichero es un directorio se muestra los nombres de los ficheros que contiene.</text:p>
          <text:p text:style-name="P5"/>
        </text:list-item>
        <text:list-item>
          <text:p text:style-name="P6">File00 - <text:bookmark-start text:name="__DdeLink__46_1870381114"/>Lee carácter a carácter el fichero <text:span text:style-name="T1">datos.txt</text:span> y lo muestra por pantalla.<text:bookmark-end text:name="__DdeLink__46_1870381114"/></text:p>
        </text:list-item>
      </text:list>
      <text:p text:style-name="Preformatted_20_Text"/>
      <text:p text:style-name="Preformatted_20_Text"/>
      <text:list xml:id="list120949843259193" text:continue-numbering="true" text:style-name="L1">
        <text:list-item>
          <text:p text:style-name="P6">File01 - <text:bookmark-start text:name="__DdeLink__48_1870381114"/>Muestra el contenido de un fichero de texto pasado como parámetro <text:span text:style-name="T4">en la línea de comandos</text:span> leyendo carácter a carácter.<text:bookmark-end text:name="__DdeLink__48_1870381114"/></text:p>
        </text:list-item>
      </text:list>
      <text:p text:style-name="Preformatted_20_Text"/>
      <text:p text:style-name="Preformatted_20_Text"/>
      <text:list xml:id="list120950398671667" text:continue-numbering="true" text:style-name="L1">
        <text:list-item>
          <text:p text:style-name="P6">File02 - Lee de un fichero pasado como parámetro en la línea de comandos y <text:s/>muestra los números de líneas y el número de caracteres</text:p>
        </text:list-item>
      </text:list>
      <text:p text:style-name="Preformatted_20_Text"/>
      <text:list xml:id="list120949321819700" text:continue-numbering="true" text:style-name="L1">
        <text:list-item>
          <text:p text:style-name="P6">File03 - Muestra el contenido de un fichero de texto cuyo nombre es introducido<text:bookmark-start text:name="__DdeLink__50_1870381114"/> por el usuario, leyendo línea a línea.<text:bookmark-end text:name="__DdeLink__50_1870381114"/></text:p>
        </text:list-item>
      </text:list>
      <text:p text:style-name="Preformatted_20_Text"/>
      <text:list xml:id="list120950224663460" text:continue-numbering="true" text:style-name="L1">
        <text:list-header>
          <text:p text:style-name="P4"/>
        </text:list-header>
        <text:list-item>
          <text:p text:style-name="P6">File04 <text:s/>- <text:s/><text:bookmark-start text:name="__DdeLink__52_1870381114"/>Lee del fichero datos.txt y copia en resu.txt, carácter a carácter<text:bookmark-end text:name="__DdeLink__52_1870381114"/></text:p>
        </text:list-item>
      </text:list>
      <text:p text:style-name="Preformatted_20_Text"/>
      <text:list xml:id="list120949546128743" text:continue-numbering="true" text:style-name="L1">
        <text:list-header>
          <text:p text:style-name="P4"/>
        </text:list-header>
        <text:list-item>
          <text:p text:style-name="P6">File05 - <text:s/>Lee del fichero datos.txt y copia en resu.txt, línea a línea.</text:p>
        </text:list-item>
      </text:list>
      <text:p text:style-name="Preformatted_20_Text"/>
      <text:list xml:id="list120948961083771" text:continue-numbering="true" text:style-name="L1">
        <text:list-header>
          <text:p text:style-name="P4"/>
        </text:list-header>
        <text:list-item>
          <text:p text:style-name="P6">FileOrdenar - Ordena ficheros de texto <text:span text:style-name="T2">utilizando un ArrayList de forma auxiliar</text:span></text:p>
        </text:list-item>
      </text:list>
      <text:p text:style-name="Preformatted_20_Text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.499cm" fo:margin-left="1.588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GUNTAS SOBRE FICHEROS </dc:title>
    <meta:initial-creator>FSC</meta:initial-creator>
    <meta:creation-date>2007-04-09T11:02:00</meta:creation-date>
    <dc:date>2020-05-04T12:09:48.746005183</dc:date>
    <meta:editing-cycles>11</meta:editing-cycles>
    <meta:editing-duration>PT33M6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194" meta:character-count="1067" meta:non-whitespace-character-count="889"/>
  </office:meta>
</office:document-meta>
</file>